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1.1cm"/>
    </style:style>
    <style:style style:name="gr5" style:family="graphic" style:parent-style-name="standard">
      <style:graphic-properties draw:stroke="dash" draw:stroke-dash="Fine_20_Dashed"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1.5cm"/>
    </style:style>
    <style:style style:name="gr8" style:family="graphic" style:parent-style-name="standard">
      <style:graphic-properties draw:stroke="none" svg:stroke-color="#000000" draw:fill="none" draw:fill-color="#ffffff" fo:min-height="2.35cm"/>
    </style:style>
    <style:style style:name="gr9" style:family="graphic" style:parent-style-name="objectwithoutfill">
      <style:graphic-properties draw:marker-start="Arrow" draw:fill="none" draw:textarea-vertical-align="middle"/>
    </style:style>
    <style:style style:name="gr10" style:family="graphic" style:parent-style-name="standard">
      <style:graphic-properties draw:stroke="none" svg:stroke-color="#000000" draw:fill="none" draw:fill-color="#ffffff" fo:min-height="0.85cm"/>
    </style:style>
    <style:style style:name="gr11" style:family="graphic" style:parent-style-name="standard">
      <style:graphic-properties draw:stroke="none" svg:stroke-color="#000000" draw:fill="none" draw:fill-color="#ffffff" fo:min-height="1.35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cm" svg:height="4.8cm" svg:x="22.1cm" svg:y="11.5cm">
          <text:p text:style-name="P1"><text:span text:style-name="T1">MACHINE </text:span></text:p>
          <text:p text:style-name="P1"><text:span text:style-name="T1">LEARNER</text:span></text:p>
          <draw:enhanced-geometry svg:viewBox="0 0 21600 21600" draw:type="rectangle" draw:enhanced-path="M 0 0 L 21600 0 21600 21600 0 21600 0 0 Z N"/>
        </draw:custom-shape>
        <draw:custom-shape draw:style-name="gr2" draw:text-style-name="P2" draw:layer="layout" svg:width="7.8cm" svg:height="6.1cm" svg:x="1.5cm" svg:y="1.5cm">
          <text:p text:style-name="P1"><text:span text:style-name="T1">WORLD WIDE 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5.2cm" svg:height="4.2cm" svg:x="2.9cm" svg:y="10.2cm">
          <text:p text:style-name="P1"><text:span text:style-name="T1">MINI 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5.8cm" svg:height="5.8cm" svg:x="12.4cm" svg:y="11.3cm">
          <text:p text:style-name="P1"><text:span text:style-name="T1">SEARCH </text:span></text:p>
          <text:p text:style-name="P1"><text:span text:style-name="T1">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3.1cm" svg:x="4.3cm" svg:y="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3" draw:layer="layout" svg:width="2.4cm" svg:height="1.35cm" svg:x="2.1cm" svg:y="7.85cm">
          <draw:text-box>
            <text:p text:style-name="P3"><text:span text:style-name="T1">Wget</text:span></text:p>
          </draw:text-box>
        </draw:frame>
        <draw:custom-shape draw:style-name="gr5" draw:text-style-name="P1" draw:layer="layout" svg:width="25.4cm" svg:height="8.4cm" svg:x="1.6cm" svg:y="9.6cm">
          <text:p/>
          <draw:enhanced-geometry svg:viewBox="0 0 21600 21600" draw:type="rectangle" draw:enhanced-path="M 0 0 L 21600 0 21600 21600 0 21600 0 0 Z N"/>
        </draw:custom-shape>
        <draw:line draw:style-name="gr6" draw:text-style-name="P1" draw:layer="layout" svg:x1="17.9cm" svg:y1="12.8cm" svg:x2="22.2cm" svg:y2="12.8cm">
          <text:p/>
        </draw:line>
        <draw:frame draw:style-name="gr7" draw:text-style-name="P3" draw:layer="layout" svg:width="3.3cm" svg:height="1.75cm" svg:x="18.3cm" svg:y="11.05cm">
          <draw:text-box>
            <text:p text:style-name="P3"><text:span text:style-name="T1">QUERY OUTPUT</text:span></text:p>
          </draw:text-box>
        </draw:frame>
        <draw:line draw:style-name="gr6" draw:text-style-name="P2" draw:layer="layout" svg:x1="8.1cm" svg:y1="11.4cm" svg:x2="13cm" svg:y2="12.3cm">
          <text:p/>
        </draw:line>
        <draw:frame draw:style-name="gr8" draw:text-style-name="P3" draw:layer="layout" svg:width="4.3cm" svg:height="2.6cm" svg:x="8.6cm" svg:y="10cm">
          <draw:text-box>
            <text:p text:style-name="P3"><text:span text:style-name="T1">RAW PAGE</text:span></text:p>
            <text:p text:style-name="P3"><text:span text:style-name="T1">DATA</text:span></text:p>
          </draw:text-box>
        </draw:frame>
        <draw:path draw:style-name="gr9" draw:text-style-name="P1" draw:layer="layout" svg:width="3.267cm" svg:height="2.163cm" draw:transform="rotate (1.59854706190161) translate (22.7473712398718cm 11.5264429366568cm)" svg:viewBox="0 0 3268 2164" svg:d="m89 1356c2863 1380 3376 894 3121-714s-3210 311-3210 311">
          <text:p/>
        </draw:path>
        <draw:frame draw:style-name="gr10" draw:text-style-name="P3" draw:layer="layout" svg:width="3.9cm" svg:height="1.1cm" svg:x="21.8cm" svg:y="7.1cm">
          <draw:text-box>
            <text:p text:style-name="P3"><text:span text:style-name="T1">LEARNING</text:span></text:p>
          </draw:text-box>
        </draw:frame>
        <draw:line draw:style-name="gr6" draw:text-style-name="P1" draw:layer="layout" svg:x1="22cm" svg:y1="13.9cm" svg:x2="18.4cm" svg:y2="13.9cm">
          <text:p/>
        </draw:line>
        <draw:frame draw:style-name="gr7" draw:text-style-name="P3" draw:layer="layout" svg:width="3.8cm" svg:height="1.75cm" svg:x="18.7cm" svg:y="13.95cm">
          <draw:text-box>
            <text:p text:style-name="P3"><text:span text:style-name="T1">QUERY REQUEST</text:span></text:p>
          </draw:text-box>
        </draw:frame>
        <draw:line draw:style-name="gr6" draw:text-style-name="P1" draw:layer="layout" svg:x1="12.4cm" svg:y1="13.5cm" svg:x2="7.9cm" svg:y2="12.6cm">
          <text:p/>
        </draw:line>
        <draw:frame draw:style-name="gr11" draw:text-style-name="P3" draw:layer="layout" svg:width="3.6cm" svg:height="1.673cm" svg:x="8.4cm" svg:y="13.1cm">
          <draw:text-box>
            <text:p text:style-name="P3"><text:span text:style-name="T1">PAGE REQUES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arina </meta:initial-creator>
    <meta:creation-date>2012-10-17T19:22:28</meta:creation-date>
    <dc:date>2012-10-17T21:22:21</dc:date>
    <dc:creator>Karina </dc:creator>
    <meta:editing-duration>PT1H29M2S</meta:editing-duration>
    <meta:editing-cycles>6</meta:editing-cycles>
    <meta:generator>LibreOffice/3.5$Linux_x86 LibreOffice_project/350m1$Build-2</meta:generator>
    <meta:document-statistic meta:object-count="17"/>
  </office:meta>
</office:document-meta>
</file>